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37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744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0063in"/>
    </style:style>
    <style:style style:name="co6" style:family="table-column">
      <style:table-column-properties fo:break-before="auto" style:column-width="0.9882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xecId</text:p>
          </table:table-cell>
          <table:table-cell table:style-name="ce5" office:value-type="string" calcext:value-type="string">
            <text:p>Counter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 table:number-columns-spanned="2" table:number-rows-spanned="1">
            <text:p>Machine</text:p>
          </table:table-cell>
          <table:covered-table-cell table:style-name="ce2"/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pc798</text:p>
          </table:table-cell>
          <table:table-cell table:style-name="ce3" office:value-type="string" calcext:value-type="string">
            <text:p>W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pc783</text:p>
          </table:table-cell>
          <table:table-cell table:style-name="ce3" office:value-type="string" calcext:value-type="string">
            <text:p>W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0</text:p>
          </table:table-cell>
          <table:table-cell table:style-name="ce3" office:value-type="string" calcext:value-type="string">
            <text:p>pc798</text:p>
          </table:table-cell>
          <table:table-cell table:style-name="ce3" office:value-type="string" calcext:value-type="string">
            <text:p>W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pc783</text:p>
          </table:table-cell>
          <table:table-cell table:style-name="ce3" office:value-type="string" calcext:value-type="string">
            <text:p>W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pc786</text:p>
          </table:table-cell>
          <table:table-cell table:style-name="ce3" office:value-type="string" calcext:value-type="string">
            <text:p>W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pc791</text:p>
          </table:table-cell>
          <table:table-cell table:style-name="ce3" office:value-type="string" calcext:value-type="string">
            <text:p>W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pc786</text:p>
          </table:table-cell>
          <table:table-cell table:style-name="ce3" office:value-type="string" calcext:value-type="string">
            <text:p>W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c791</text:p>
          </table:table-cell>
          <table:table-cell table:style-name="ce3" office:value-type="string" calcext:value-type="string">
            <text:p>W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A0, B0</text:p>
          </table:table-cell>
          <table:table-cell table:style-name="ce3" office:value-type="string" calcext:value-type="string">
            <text:p>W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A1, B1</text:p>
          </table:table-cell>
          <table:table-cell table:style-name="ce3" office:value-type="string" calcext:value-type="string">
            <text:p>W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C0, D0</text:p>
          </table:table-cell>
          <table:table-cell table:style-name="ce3" office:value-type="string" calcext:value-type="string">
            <text:p>W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C1, D1</text:p>
          </table:table-cell>
          <table:table-cell table:style-name="ce3" office:value-type="string" calcext:value-type="string">
            <text:p>W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Bandwidth W3</text:p>
          </table:table-cell>
          <table:table-cell table:style-name="ce2" office:value-type="string" calcext:value-type="string" table:number-columns-spanned="5" table:number-rows-spanned="1">
            <text:p>Time (ms)</text:p>
          </table:table-cell>
          <table:covered-table-cell table:number-columns-repeated="4" table:style-name="ce2"/>
          <table:table-cell table:number-columns-repeated="1017"/>
        </table:table-row>
        <table:table-row table:style-name="ro1">
          <table:table-cell table:style-name="Default"/>
          <table:table-cell table:style-name="ce4" office:value-type="string" calcext:value-type="string">
            <text:p>NS File (iperf test)</text:p>
          </table:table-cell>
          <table:table-cell/>
          <table:table-cell table:style-name="ce2" office:value-type="string" calcext:value-type="string">
            <text:p>Stage 0.0 (A)</text:p>
          </table:table-cell>
          <table:table-cell table:style-name="ce2" office:value-type="string" calcext:value-type="string">
            <text:p>Stage 1.0 (B)</text:p>
          </table:table-cell>
          <table:table-cell table:style-name="ce2" office:value-type="string" calcext:value-type="string">
            <text:p>Stage 2.0 (C )</text:p>
          </table:table-cell>
          <table:table-cell table:style-name="ce2" office:value-type="string" calcext:value-type="string">
            <text:p>Stage 3.0 (D)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Gbps (941 Mbits/sec)</text:p>
          </table:table-cell>
          <table:table-cell table:style-name="ce2" office:value-type="string" calcext:value-type="string">
            <text:p>task 0.0</text:p>
          </table:table-cell>
          <table:table-cell table:style-name="ce6" table:formula="of:=(9853+9150+13245)/3" office:value-type="float" office:value="10749.3333333333" calcext:value-type="float">
            <text:p>10749.3</text:p>
          </table:table-cell>
          <table:table-cell table:style-name="ce6" table:formula="of:=(10102+8447 +9517)/3" office:value-type="float" office:value="9355.33333333333" calcext:value-type="float">
            <text:p>9355.3</text:p>
          </table:table-cell>
          <table:table-cell table:style-name="ce6" table:formula="of:=(13300+17518+15128)/3" office:value-type="float" office:value="15315.3333333333" calcext:value-type="float">
            <text:p>15315.3</text:p>
          </table:table-cell>
          <table:table-cell table:style-name="ce6" table:formula="of:=(23309+25359+26853)/3" office:value-type="float" office:value="25173.6666666667" calcext:value-type="float">
            <text:p>25173.7</text:p>
          </table:table-cell>
          <table:table-cell table:number-columns-repeated="1017"/>
        </table:table-row>
        <table:table-row table:style-name="ro1">
          <table:table-cell table:style-name="ce3"/>
          <table:table-cell/>
          <table:table-cell table:style-name="ce2" office:value-type="string" calcext:value-type="string">
            <text:p>task 1.0</text:p>
          </table:table-cell>
          <table:table-cell table:style-name="ce6" table:formula="of:=(9902+8440+9860)/3" office:value-type="float" office:value="9400.66666666667" calcext:value-type="float">
            <text:p>9400.7</text:p>
          </table:table-cell>
          <table:table-cell table:style-name="ce6" table:formula="of:=(8524+7019+7391)/3" office:value-type="float" office:value="7644.66666666667" calcext:value-type="float">
            <text:p>7644.7</text:p>
          </table:table-cell>
          <table:table-cell table:style-name="ce6" table:formula="of:=(13626+13963+17637)/3" office:value-type="float" office:value="15075.3333333333" calcext:value-type="float">
            <text:p>15075.3</text:p>
          </table:table-cell>
          <table:table-cell table:style-name="ce6" table:formula="of:=(25520+24390+28792)/3" office:value-type="float" office:value="26234" calcext:value-type="float">
            <text:p>26234.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0Mbps (15,7 Mbits/sec)</text:p>
          </table:table-cell>
          <table:table-cell table:style-name="ce2" office:value-type="string" calcext:value-type="string">
            <text:p>task 0.0</text:p>
          </table:table-cell>
          <table:table-cell table:style-name="ce6" table:formula="of:=(13586+11061)/2" office:value-type="float" office:value="12323.5" calcext:value-type="float">
            <text:p>12323.5</text:p>
          </table:table-cell>
          <table:table-cell table:style-name="ce6" table:formula="of:=(8371+8610)/2" office:value-type="float" office:value="8490.5" calcext:value-type="float">
            <text:p>8490.5</text:p>
          </table:table-cell>
          <table:table-cell table:style-name="ce6" table:formula="of:=(15821+14945)/2" office:value-type="float" office:value="15383" calcext:value-type="float">
            <text:p>15383.0</text:p>
          </table:table-cell>
          <table:table-cell table:style-name="ce6" table:formula="of:=(26191+30268)/2" office:value-type="float" office:value="28229.5" calcext:value-type="float">
            <text:p>28229.5</text:p>
          </table:table-cell>
          <table:table-cell table:number-columns-repeated="1017"/>
        </table:table-row>
        <table:table-row table:style-name="ro1">
          <table:table-cell table:style-name="ce3"/>
          <table:table-cell/>
          <table:table-cell table:style-name="ce2" office:value-type="string" calcext:value-type="string">
            <text:p>task 1.0</text:p>
          </table:table-cell>
          <table:table-cell table:style-name="ce6" table:formula="of:=(12281+8294)/2" office:value-type="float" office:value="10287.5" calcext:value-type="float">
            <text:p>10287.5</text:p>
          </table:table-cell>
          <table:table-cell table:style-name="ce6" table:formula="of:=(8145+7546)/2" office:value-type="float" office:value="7845.5" calcext:value-type="float">
            <text:p>7845.5</text:p>
          </table:table-cell>
          <table:table-cell table:style-name="ce6" table:formula="of:=(16306+16044)/2" office:value-type="float" office:value="16175" calcext:value-type="float">
            <text:p>16175.0</text:p>
          </table:table-cell>
          <table:table-cell table:style-name="ce6" table:formula="of:=(23173+24155)/2" office:value-type="float" office:value="23664" calcext:value-type="float">
            <text:p>23664.0</text:p>
          </table:table-cell>
          <table:table-cell table:number-columns-repeated="1017"/>
        </table:table-row>
        <table:table-row table:style-name="ro1">
          <table:table-cell table:style-name="ce3"/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o be defined</text:p>
          </table:table-cell>
          <table:table-cell table:number-columns-repeated="1022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ar </meta:initial-creator>
    <meta:creation-date>2016-08-06T00:11:58.823967599</meta:creation-date>
    <dc:date>2016-08-06T04:01:43.072968733</dc:date>
    <dc:creator>daniar </dc:creator>
    <meta:editing-duration>PT14M41S</meta:editing-duration>
    <meta:editing-cycles>1</meta:editing-cycles>
    <meta:document-statistic meta:table-count="1" meta:cell-count="86" meta:object-count="0"/>
    <meta:generator>LibreOffice/4.2.8.2$Linux_X86_64 LibreOffice_project/420m0$Build-2</meta:generator>
  </office:meta>
</office:document-meta>
</file>